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1mm"/>
    </style:style>
    <style:style style:name="co2" style:family="table-column">
      <style:table-column-properties fo:break-before="auto" style:column-width="36.79mm"/>
    </style:style>
    <style:style style:name="co3" style:family="table-column">
      <style:table-column-properties fo:break-before="auto" style:column-width="43.8mm"/>
    </style:style>
    <style:style style:name="co4" style:family="table-column">
      <style:table-column-properties fo:break-before="auto" style:column-width="47.9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um région</text:p>
          </table:table-cell>
          <table:table-cell office:value-type="string" calcext:value-type="string">
            <text:p>Département Numéro</text:p>
          </table:table-cell>
          <table:table-cell office:value-type="string" calcext:value-type="string">
            <text:p>Département Nom</text:p>
          </table:table-cell>
          <table:table-cell office:value-type="string" calcext:value-type="string">
            <text:p>Région</text:p>
          </table:table-cell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in</text:p>
          </table:table-cell>
          <table:table-cell table:formula="of:=VLOOKUP([.A2];[Feuille2.$A$1:.$B$19];2)" office:value-type="string" office:string-value="Auvergne-Rhône-Alpes" calcext:value-type="string">
            <text:p>Auvergne-Rhône-Alpes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Aisne</text:p>
          </table:table-cell>
          <table:table-cell table:formula="of:=VLOOKUP([.A3];[Feuille2.$A$1:.$B$19];2)" office:value-type="string" office:string-value="Hauts-de-France" calcext:value-type="string">
            <text:p>Hauts-de-France</text:p>
          </table:table-cell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Allier</text:p>
          </table:table-cell>
          <table:table-cell table:formula="of:=VLOOKUP([.A4];[Feuille2.$A$1:.$B$19];2)" office:value-type="string" office:string-value="Auvergne-Rhône-Alpes" calcext:value-type="string">
            <text:p>Auvergne-Rhône-Alpes</text:p>
          </table:table-cell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Alpes-de-Haute-Provence</text:p>
          </table:table-cell>
          <table:table-cell table:formula="of:=VLOOKUP([.A5];[Feuille2.$A$1:.$B$19];2)" office:value-type="string" office:string-value="Provence-Alpes-Côte d'Azur" calcext:value-type="string">
            <text:p>Provence-Alpes-Côte d'Azur</text:p>
          </table:table-cell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05</text:p>
          </table:table-cell>
          <table:table-cell office:value-type="string" calcext:value-type="string">
            <text:p>Hautes-Alpes</text:p>
          </table:table-cell>
          <table:table-cell table:formula="of:=VLOOKUP([.A6];[Feuille2.$A$1:.$B$19];2)" office:value-type="string" office:string-value="Provence-Alpes-Côte d'Azur" calcext:value-type="string">
            <text:p>Provence-Alpes-Côte d'Azur</text:p>
          </table:table-cell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Alpes-Maritimes</text:p>
          </table:table-cell>
          <table:table-cell table:formula="of:=VLOOKUP([.A7];[Feuille2.$A$1:.$B$19];2)" office:value-type="string" office:string-value="Provence-Alpes-Côte d'Azur" calcext:value-type="string">
            <text:p>Provence-Alpes-Côte d'Azur</text:p>
          </table:table-cell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Ardèche</text:p>
          </table:table-cell>
          <table:table-cell table:formula="of:=VLOOKUP([.A8];[Feuille2.$A$1:.$B$19];2)" office:value-type="string" office:string-value="Auvergne-Rhône-Alpes" calcext:value-type="string">
            <text:p>Auvergne-Rhône-Alpes</text:p>
          </table:table-cell>
        </table:table-row>
        <table:table-row table:style-name="ro1"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Ardennes</text:p>
          </table:table-cell>
          <table:table-cell table:formula="of:=VLOOKUP([.A9];[Feuille2.$A$1:.$B$19];2)" office:value-type="string" office:string-value="Grand Est" calcext:value-type="string">
            <text:p>Grand Est</text:p>
          </table:table-cell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Ariège</text:p>
          </table:table-cell>
          <table:table-cell table:formula="of:=VLOOKUP([.A10];[Feuille2.$A$1:.$B$19];2)" office:value-type="string" office:string-value="Occitanie" calcext:value-type="string">
            <text:p>Occitanie</text:p>
          </table:table-cell>
        </table:table-row>
        <table:table-row table:style-name="ro1"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Aube</text:p>
          </table:table-cell>
          <table:table-cell table:formula="of:=VLOOKUP([.A11];[Feuille2.$A$1:.$B$19];2)" office:value-type="string" office:string-value="Grand Est" calcext:value-type="string">
            <text:p>Grand Est</text:p>
          </table:table-cell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Aude</text:p>
          </table:table-cell>
          <table:table-cell table:formula="of:=VLOOKUP([.A12];[Feuille2.$A$1:.$B$19];2)" office:value-type="string" office:string-value="Occitanie" calcext:value-type="string">
            <text:p>Occitanie</text:p>
          </table:table-cell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12</text:p>
          </table:table-cell>
          <table:table-cell office:value-type="string" calcext:value-type="string">
            <text:p>Aveyron</text:p>
          </table:table-cell>
          <table:table-cell table:formula="of:=VLOOKUP([.A13];[Feuille2.$A$1:.$B$19];2)" office:value-type="string" office:string-value="Occitanie" calcext:value-type="string">
            <text:p>Occitanie</text:p>
          </table:table-cell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Bouches-du-Rhône</text:p>
          </table:table-cell>
          <table:table-cell table:formula="of:=VLOOKUP([.A14];[Feuille2.$A$1:.$B$19];2)" office:value-type="string" office:string-value="Provence-Alpes-Côte d'Azur" calcext:value-type="string">
            <text:p>Provence-Alpes-Côte d'Azur</text:p>
          </table:table-cell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Calvados</text:p>
          </table:table-cell>
          <table:table-cell table:formula="of:=VLOOKUP([.A15];[Feuille2.$A$1:.$B$19];2)" office:value-type="string" office:string-value="Normandie" calcext:value-type="string">
            <text:p>Normandie</text:p>
          </table:table-cell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Cantal</text:p>
          </table:table-cell>
          <table:table-cell table:formula="of:=VLOOKUP([.A16];[Feuille2.$A$1:.$B$19];2)" office:value-type="string" office:string-value="Auvergne-Rhône-Alpes" calcext:value-type="string">
            <text:p>Auvergne-Rhône-Alpes</text:p>
          </table:table-cell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16</text:p>
          </table:table-cell>
          <table:table-cell office:value-type="string" calcext:value-type="string">
            <text:p>Charente</text:p>
          </table:table-cell>
          <table:table-cell table:formula="of:=VLOOKUP([.A17];[Feuille2.$A$1:.$B$19];2)" office:value-type="string" office:string-value="Nouvelle-Aquitaine" calcext:value-type="string">
            <text:p>Nouvelle-Aquitaine</text:p>
          </table:table-cell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17</text:p>
          </table:table-cell>
          <table:table-cell office:value-type="string" calcext:value-type="string">
            <text:p>Charente-Maritime</text:p>
          </table:table-cell>
          <table:table-cell table:formula="of:=VLOOKUP([.A18];[Feuille2.$A$1:.$B$19];2)" office:value-type="string" office:string-value="Nouvelle-Aquitaine" calcext:value-type="string">
            <text:p>Nouvelle-Aquitaine</text:p>
          </table:table-cell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Cher</text:p>
          </table:table-cell>
          <table:table-cell table:formula="of:=VLOOKUP([.A19];[Feuille2.$A$1:.$B$19];2)" office:value-type="string" office:string-value="Centre-Val de Loire" calcext:value-type="string">
            <text:p>Centre-Val de Loire</text:p>
          </table:table-cell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Corrèze</text:p>
          </table:table-cell>
          <table:table-cell table:formula="of:=VLOOKUP([.A20];[Feuille2.$A$1:.$B$19];2)" office:value-type="string" office:string-value="Nouvelle-Aquitaine" calcext:value-type="string">
            <text:p>Nouvelle-Aquitaine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Côte-d'Or</text:p>
          </table:table-cell>
          <table:table-cell table:formula="of:=VLOOKUP([.A21];[Feuille2.$A$1:.$B$19];2)" office:value-type="string" office:string-value="Bourgogne-Franche-Comté" calcext:value-type="string">
            <text:p>Bourgogne-Franche-Comté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Côtes-d'Armor</text:p>
          </table:table-cell>
          <table:table-cell table:formula="of:=VLOOKUP([.A22];[Feuille2.$A$1:.$B$19];2)" office:value-type="string" office:string-value="Bretagne" calcext:value-type="string">
            <text:p>Bretagne</text:p>
          </table:table-cell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23</text:p>
          </table:table-cell>
          <table:table-cell office:value-type="string" calcext:value-type="string">
            <text:p>Creuse</text:p>
          </table:table-cell>
          <table:table-cell table:formula="of:=VLOOKUP([.A23];[Feuille2.$A$1:.$B$19];2)" office:value-type="string" office:string-value="Nouvelle-Aquitaine" calcext:value-type="string">
            <text:p>Nouvelle-Aquitaine</text:p>
          </table:table-cell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24</text:p>
          </table:table-cell>
          <table:table-cell office:value-type="string" calcext:value-type="string">
            <text:p>Dordogne</text:p>
          </table:table-cell>
          <table:table-cell table:formula="of:=VLOOKUP([.A24];[Feuille2.$A$1:.$B$19];2)" office:value-type="string" office:string-value="Nouvelle-Aquitaine" calcext:value-type="string">
            <text:p>Nouvelle-Aquitaine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25</text:p>
          </table:table-cell>
          <table:table-cell office:value-type="string" calcext:value-type="string">
            <text:p>Doubs</text:p>
          </table:table-cell>
          <table:table-cell table:formula="of:=VLOOKUP([.A25];[Feuille2.$A$1:.$B$19];2)" office:value-type="string" office:string-value="Bourgogne-Franche-Comté" calcext:value-type="string">
            <text:p>Bourgogne-Franche-Comté</text:p>
          </table:table-cell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Drôme</text:p>
          </table:table-cell>
          <table:table-cell table:formula="of:=VLOOKUP([.A26];[Feuille2.$A$1:.$B$19];2)" office:value-type="string" office:string-value="Auvergne-Rhône-Alpes" calcext:value-type="string">
            <text:p>Auvergne-Rhône-Alpes</text:p>
          </table:table-cell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Eure</text:p>
          </table:table-cell>
          <table:table-cell table:formula="of:=VLOOKUP([.A27];[Feuille2.$A$1:.$B$19];2)" office:value-type="string" office:string-value="Normandie" calcext:value-type="string">
            <text:p>Normandie</text:p>
          </table:table-cell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Eure-et-Loir</text:p>
          </table:table-cell>
          <table:table-cell table:formula="of:=VLOOKUP([.A28];[Feuille2.$A$1:.$B$19];2)" office:value-type="string" office:string-value="Centre-Val de Loire" calcext:value-type="string">
            <text:p>Centre-Val de Loire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29</text:p>
          </table:table-cell>
          <table:table-cell office:value-type="string" calcext:value-type="string">
            <text:p>Finistère</text:p>
          </table:table-cell>
          <table:table-cell table:formula="of:=VLOOKUP([.A29];[Feuille2.$A$1:.$B$19];2)" office:value-type="string" office:string-value="Bretagne" calcext:value-type="string">
            <text:p>Bretagne</text:p>
          </table:table-cell>
        </table:table-row>
        <table:table-row table:style-name="ro1">
          <table:table-cell table:style-name="ce2" office:value-type="string" calcext:value-type="string">
            <text:p>94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Corse-du-Sud</text:p>
          </table:table-cell>
          <table:table-cell table:formula="of:=VLOOKUP([.A30];[Feuille2.$A$1:.$B$19];2)" office:value-type="string" office:string-value="Corse" calcext:value-type="string">
            <text:p>Corse</text:p>
          </table:table-cell>
        </table:table-row>
        <table:table-row table:style-name="ro1">
          <table:table-cell table:style-name="ce2" office:value-type="string" calcext:value-type="string">
            <text:p>9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Haute-Corse</text:p>
          </table:table-cell>
          <table:table-cell table:formula="of:=VLOOKUP([.A31];[Feuille2.$A$1:.$B$19];2)" office:value-type="string" office:string-value="Corse" calcext:value-type="string">
            <text:p>Corse</text:p>
          </table:table-cell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Gard</text:p>
          </table:table-cell>
          <table:table-cell table:formula="of:=VLOOKUP([.A32];[Feuille2.$A$1:.$B$19];2)" office:value-type="string" office:string-value="Occitanie" calcext:value-type="string">
            <text:p>Occitanie</text:p>
          </table:table-cell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31</text:p>
          </table:table-cell>
          <table:table-cell office:value-type="string" calcext:value-type="string">
            <text:p>Haute-Garonne</text:p>
          </table:table-cell>
          <table:table-cell table:formula="of:=VLOOKUP([.A33];[Feuille2.$A$1:.$B$19];2)" office:value-type="string" office:string-value="Occitanie" calcext:value-type="string">
            <text:p>Occitanie</text:p>
          </table:table-cell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Gers</text:p>
          </table:table-cell>
          <table:table-cell table:formula="of:=VLOOKUP([.A34];[Feuille2.$A$1:.$B$19];2)" office:value-type="string" office:string-value="Occitanie" calcext:value-type="string">
            <text:p>Occitanie</text:p>
          </table:table-cell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Gironde</text:p>
          </table:table-cell>
          <table:table-cell table:formula="of:=VLOOKUP([.A35];[Feuille2.$A$1:.$B$19];2)" office:value-type="string" office:string-value="Nouvelle-Aquitaine" calcext:value-type="string">
            <text:p>Nouvelle-Aquitaine</text:p>
          </table:table-cell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Hérault</text:p>
          </table:table-cell>
          <table:table-cell table:formula="of:=VLOOKUP([.A36];[Feuille2.$A$1:.$B$19];2)" office:value-type="string" office:string-value="Occitanie" calcext:value-type="string">
            <text:p>Occitanie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Ille-et-Vilaine</text:p>
          </table:table-cell>
          <table:table-cell table:formula="of:=VLOOKUP([.A37];[Feuille2.$A$1:.$B$19];2)" office:value-type="string" office:string-value="Bretagne" calcext:value-type="string">
            <text:p>Bretagne</text:p>
          </table:table-cell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Indre</text:p>
          </table:table-cell>
          <table:table-cell table:formula="of:=VLOOKUP([.A38];[Feuille2.$A$1:.$B$19];2)" office:value-type="string" office:string-value="Centre-Val de Loire" calcext:value-type="string">
            <text:p>Centre-Val de Loire</text:p>
          </table:table-cell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37</text:p>
          </table:table-cell>
          <table:table-cell office:value-type="string" calcext:value-type="string">
            <text:p>Indre-et-Loire</text:p>
          </table:table-cell>
          <table:table-cell table:formula="of:=VLOOKUP([.A39];[Feuille2.$A$1:.$B$19];2)" office:value-type="string" office:string-value="Centre-Val de Loire" calcext:value-type="string">
            <text:p>Centre-Val de Loire</text:p>
          </table:table-cell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Isère</text:p>
          </table:table-cell>
          <table:table-cell table:formula="of:=VLOOKUP([.A40];[Feuille2.$A$1:.$B$19];2)" office:value-type="string" office:string-value="Auvergne-Rhône-Alpes" calcext:value-type="string">
            <text:p>Auvergne-Rhône-Alpes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Jura</text:p>
          </table:table-cell>
          <table:table-cell table:formula="of:=VLOOKUP([.A41];[Feuille2.$A$1:.$B$19];2)" office:value-type="string" office:string-value="Bourgogne-Franche-Comté" calcext:value-type="string">
            <text:p>Bourgogne-Franche-Comté</text:p>
          </table:table-cell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Landes</text:p>
          </table:table-cell>
          <table:table-cell table:formula="of:=VLOOKUP([.A42];[Feuille2.$A$1:.$B$19];2)" office:value-type="string" office:string-value="Nouvelle-Aquitaine" calcext:value-type="string">
            <text:p>Nouvelle-Aquitaine</text:p>
          </table:table-cell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Loir-et-Cher</text:p>
          </table:table-cell>
          <table:table-cell table:formula="of:=VLOOKUP([.A43];[Feuille2.$A$1:.$B$19];2)" office:value-type="string" office:string-value="Centre-Val de Loire" calcext:value-type="string">
            <text:p>Centre-Val de Loire</text:p>
          </table:table-cell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Loire</text:p>
          </table:table-cell>
          <table:table-cell table:formula="of:=VLOOKUP([.A44];[Feuille2.$A$1:.$B$19];2)" office:value-type="string" office:string-value="Auvergne-Rhône-Alpes" calcext:value-type="string">
            <text:p>Auvergne-Rhône-Alpes</text:p>
          </table:table-cell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Haute-Loire</text:p>
          </table:table-cell>
          <table:table-cell table:formula="of:=VLOOKUP([.A45];[Feuille2.$A$1:.$B$19];2)" office:value-type="string" office:string-value="Auvergne-Rhône-Alpes" calcext:value-type="string">
            <text:p>Auvergne-Rhône-Alpes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44</text:p>
          </table:table-cell>
          <table:table-cell office:value-type="string" calcext:value-type="string">
            <text:p>Loire-Atlantique</text:p>
          </table:table-cell>
          <table:table-cell table:formula="of:=VLOOKUP([.A46];[Feuille2.$A$1:.$B$19];2)" office:value-type="string" office:string-value="Pays de la Loire" calcext:value-type="string">
            <text:p>Pays de la Loire</text:p>
          </table:table-cell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Loiret</text:p>
          </table:table-cell>
          <table:table-cell table:formula="of:=VLOOKUP([.A47];[Feuille2.$A$1:.$B$19];2)" office:value-type="string" office:string-value="Centre-Val de Loire" calcext:value-type="string">
            <text:p>Centre-Val de Loire</text:p>
          </table:table-cell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Lot</text:p>
          </table:table-cell>
          <table:table-cell table:formula="of:=VLOOKUP([.A48];[Feuille2.$A$1:.$B$19];2)" office:value-type="string" office:string-value="Occitanie" calcext:value-type="string">
            <text:p>Occitanie</text:p>
          </table:table-cell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47</text:p>
          </table:table-cell>
          <table:table-cell office:value-type="string" calcext:value-type="string">
            <text:p>Lot-et-Garonne</text:p>
          </table:table-cell>
          <table:table-cell table:formula="of:=VLOOKUP([.A49];[Feuille2.$A$1:.$B$19];2)" office:value-type="string" office:string-value="Nouvelle-Aquitaine" calcext:value-type="string">
            <text:p>Nouvelle-Aquitaine</text:p>
          </table:table-cell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Lozère</text:p>
          </table:table-cell>
          <table:table-cell table:formula="of:=VLOOKUP([.A50];[Feuille2.$A$1:.$B$19];2)" office:value-type="string" office:string-value="Occitanie" calcext:value-type="string">
            <text:p>Occitanie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Maine-et-Loire</text:p>
          </table:table-cell>
          <table:table-cell table:formula="of:=VLOOKUP([.A51];[Feuille2.$A$1:.$B$19];2)" office:value-type="string" office:string-value="Pays de la Loire" calcext:value-type="string">
            <text:p>Pays de la Loire</text:p>
          </table:table-cell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Manche</text:p>
          </table:table-cell>
          <table:table-cell table:formula="of:=VLOOKUP([.A52];[Feuille2.$A$1:.$B$19];2)" office:value-type="string" office:string-value="Normandie" calcext:value-type="string">
            <text:p>Normandie</text:p>
          </table:table-cell>
        </table:table-row>
        <table:table-row table:style-name="ro1"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Marne</text:p>
          </table:table-cell>
          <table:table-cell table:formula="of:=VLOOKUP([.A53];[Feuille2.$A$1:.$B$19];2)" office:value-type="string" office:string-value="Grand Est" calcext:value-type="string">
            <text:p>Grand Est</text:p>
          </table:table-cell>
        </table:table-row>
        <table:table-row table:style-name="ro1"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Haute-Marne</text:p>
          </table:table-cell>
          <table:table-cell table:formula="of:=VLOOKUP([.A54];[Feuille2.$A$1:.$B$19];2)" office:value-type="string" office:string-value="Grand Est" calcext:value-type="string">
            <text:p>Grand Est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53</text:p>
          </table:table-cell>
          <table:table-cell office:value-type="string" calcext:value-type="string">
            <text:p>Mayenne</text:p>
          </table:table-cell>
          <table:table-cell table:formula="of:=VLOOKUP([.A55];[Feuille2.$A$1:.$B$19];2)" office:value-type="string" office:string-value="Pays de la Loire" calcext:value-type="string">
            <text:p>Pays de la Loire</text:p>
          </table:table-cell>
        </table:table-row>
        <table:table-row table:style-name="ro1"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Meurthe-et-Moselle</text:p>
          </table:table-cell>
          <table:table-cell table:formula="of:=VLOOKUP([.A56];[Feuille2.$A$1:.$B$19];2)" office:value-type="string" office:string-value="Grand Est" calcext:value-type="string">
            <text:p>Grand Est</text:p>
          </table:table-cell>
        </table:table-row>
        <table:table-row table:style-name="ro1"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Meuse</text:p>
          </table:table-cell>
          <table:table-cell table:formula="of:=VLOOKUP([.A57];[Feuille2.$A$1:.$B$19];2)" office:value-type="string" office:string-value="Grand Est" calcext:value-type="string">
            <text:p>Grand Est</text:p>
          </table:table-cell>
        </table:table-row>
        <table:table-row table:style-name="ro1"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Morbihan</text:p>
          </table:table-cell>
          <table:table-cell table:formula="of:=VLOOKUP([.A58];[Feuille2.$A$1:.$B$19];2)" office:value-type="string" office:string-value="Bretagne" calcext:value-type="string">
            <text:p>Bretagne</text:p>
          </table:table-cell>
        </table:table-row>
        <table:table-row table:style-name="ro1"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Moselle</text:p>
          </table:table-cell>
          <table:table-cell table:formula="of:=VLOOKUP([.A59];[Feuille2.$A$1:.$B$19];2)" office:value-type="string" office:string-value="Grand Est" calcext:value-type="string">
            <text:p>Grand Est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58</text:p>
          </table:table-cell>
          <table:table-cell office:value-type="string" calcext:value-type="string">
            <text:p>Nièvre</text:p>
          </table:table-cell>
          <table:table-cell table:formula="of:=VLOOKUP([.A60];[Feuille2.$A$1:.$B$19];2)" office:value-type="string" office:string-value="Bourgogne-Franche-Comté" calcext:value-type="string">
            <text:p>Bourgogne-Franche-Comté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59</text:p>
          </table:table-cell>
          <table:table-cell office:value-type="string" calcext:value-type="string">
            <text:p>Nord</text:p>
          </table:table-cell>
          <table:table-cell table:formula="of:=VLOOKUP([.A61];[Feuille2.$A$1:.$B$19];2)" office:value-type="string" office:string-value="Hauts-de-France" calcext:value-type="string">
            <text:p>Hauts-de-France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0</text:p>
          </table:table-cell>
          <table:table-cell office:value-type="string" calcext:value-type="string">
            <text:p>Oise</text:p>
          </table:table-cell>
          <table:table-cell table:formula="of:=VLOOKUP([.A62];[Feuille2.$A$1:.$B$19];2)" office:value-type="string" office:string-value="Hauts-de-France" calcext:value-type="string">
            <text:p>Hauts-de-France</text:p>
          </table:table-cell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61</text:p>
          </table:table-cell>
          <table:table-cell office:value-type="string" calcext:value-type="string">
            <text:p>Orne</text:p>
          </table:table-cell>
          <table:table-cell table:formula="of:=VLOOKUP([.A63];[Feuille2.$A$1:.$B$19];2)" office:value-type="string" office:string-value="Normandie" calcext:value-type="string">
            <text:p>Normandie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2</text:p>
          </table:table-cell>
          <table:table-cell office:value-type="string" calcext:value-type="string">
            <text:p>Pas-de-Calais</text:p>
          </table:table-cell>
          <table:table-cell table:formula="of:=VLOOKUP([.A64];[Feuille2.$A$1:.$B$19];2)" office:value-type="string" office:string-value="Hauts-de-France" calcext:value-type="string">
            <text:p>Hauts-de-France</text:p>
          </table:table-cell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Puy-de-Dôme</text:p>
          </table:table-cell>
          <table:table-cell table:formula="of:=VLOOKUP([.A65];[Feuille2.$A$1:.$B$19];2)" office:value-type="string" office:string-value="Auvergne-Rhône-Alpes" calcext:value-type="string">
            <text:p>Auvergne-Rhône-Alpes</text:p>
          </table:table-cell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Pyrénées-Atlantiques</text:p>
          </table:table-cell>
          <table:table-cell table:formula="of:=VLOOKUP([.A66];[Feuille2.$A$1:.$B$19];2)" office:value-type="string" office:string-value="Nouvelle-Aquitaine" calcext:value-type="string">
            <text:p>Nouvelle-Aquitaine</text:p>
          </table:table-cell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Hautes-Pyrénées</text:p>
          </table:table-cell>
          <table:table-cell table:formula="of:=VLOOKUP([.A67];[Feuille2.$A$1:.$B$19];2)" office:value-type="string" office:string-value="Occitanie" calcext:value-type="string">
            <text:p>Occitanie</text:p>
          </table:table-cell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Pyrénées-Orientales</text:p>
          </table:table-cell>
          <table:table-cell table:formula="of:=VLOOKUP([.A68];[Feuille2.$A$1:.$B$19];2)" office:value-type="string" office:string-value="Occitanie" calcext:value-type="string">
            <text:p>Occitanie</text:p>
          </table:table-cell>
        </table:table-row>
        <table:table-row table:style-name="ro1"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67</text:p>
          </table:table-cell>
          <table:table-cell office:value-type="string" calcext:value-type="string">
            <text:p>Bas-Rhin</text:p>
          </table:table-cell>
          <table:table-cell table:formula="of:=VLOOKUP([.A69];[Feuille2.$A$1:.$B$19];2)" office:value-type="string" office:string-value="Grand Est" calcext:value-type="string">
            <text:p>Grand Est</text:p>
          </table:table-cell>
        </table:table-row>
        <table:table-row table:style-name="ro1"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68</text:p>
          </table:table-cell>
          <table:table-cell office:value-type="string" calcext:value-type="string">
            <text:p>Haut-Rhin</text:p>
          </table:table-cell>
          <table:table-cell table:formula="of:=VLOOKUP([.A70];[Feuille2.$A$1:.$B$19];2)" office:value-type="string" office:string-value="Grand Est" calcext:value-type="string">
            <text:p>Grand Est</text:p>
          </table:table-cell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Rhône</text:p>
          </table:table-cell>
          <table:table-cell table:formula="of:=VLOOKUP([.A71];[Feuille2.$A$1:.$B$19];2)" office:value-type="string" office:string-value="Auvergne-Rhône-Alpes" calcext:value-type="string">
            <text:p>Auvergne-Rhône-Alpes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70</text:p>
          </table:table-cell>
          <table:table-cell office:value-type="string" calcext:value-type="string">
            <text:p>Haute-Saône</text:p>
          </table:table-cell>
          <table:table-cell table:formula="of:=VLOOKUP([.A72];[Feuille2.$A$1:.$B$19];2)" office:value-type="string" office:string-value="Bourgogne-Franche-Comté" calcext:value-type="string">
            <text:p>Bourgogne-Franche-Comté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71</text:p>
          </table:table-cell>
          <table:table-cell office:value-type="string" calcext:value-type="string">
            <text:p>Saône-et-Loire</text:p>
          </table:table-cell>
          <table:table-cell table:formula="of:=VLOOKUP([.A73];[Feuille2.$A$1:.$B$19];2)" office:value-type="string" office:string-value="Bourgogne-Franche-Comté" calcext:value-type="string">
            <text:p>Bourgogne-Franche-Comté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72</text:p>
          </table:table-cell>
          <table:table-cell office:value-type="string" calcext:value-type="string">
            <text:p>Sarthe</text:p>
          </table:table-cell>
          <table:table-cell table:formula="of:=VLOOKUP([.A74];[Feuille2.$A$1:.$B$19];2)" office:value-type="string" office:string-value="Pays de la Loire" calcext:value-type="string">
            <text:p>Pays de la Loire</text:p>
          </table:table-cell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73</text:p>
          </table:table-cell>
          <table:table-cell office:value-type="string" calcext:value-type="string">
            <text:p>Savoie</text:p>
          </table:table-cell>
          <table:table-cell table:formula="of:=VLOOKUP([.A75];[Feuille2.$A$1:.$B$19];2)" office:value-type="string" office:string-value="Auvergne-Rhône-Alpes" calcext:value-type="string">
            <text:p>Auvergne-Rhône-Alpes</text:p>
          </table:table-cell>
        </table:table-row>
        <table:table-row table:style-name="ro1"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74</text:p>
          </table:table-cell>
          <table:table-cell office:value-type="string" calcext:value-type="string">
            <text:p>Haute-Savoie</text:p>
          </table:table-cell>
          <table:table-cell table:formula="of:=VLOOKUP([.A76];[Feuille2.$A$1:.$B$19];2)" office:value-type="string" office:string-value="Auvergne-Rhône-Alpes" calcext:value-type="string">
            <text:p>Auvergne-Rhône-Alpes</text:p>
          </table:table-cell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Paris</text:p>
          </table:table-cell>
          <table:table-cell table:formula="of:=VLOOKUP([.A77];[Feuille2.$A$1:.$B$19];2)" office:value-type="string" office:string-value="Île-de-France" calcext:value-type="string">
            <text:p>Île-de-France</text:p>
          </table:table-cell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Seine-Maritime</text:p>
          </table:table-cell>
          <table:table-cell table:formula="of:=VLOOKUP([.A78];[Feuille2.$A$1:.$B$19];2)" office:value-type="string" office:string-value="Normandie" calcext:value-type="string">
            <text:p>Normandie</text:p>
          </table:table-cell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77</text:p>
          </table:table-cell>
          <table:table-cell office:value-type="string" calcext:value-type="string">
            <text:p>Seine-et-Marne</text:p>
          </table:table-cell>
          <table:table-cell table:formula="of:=VLOOKUP([.A79];[Feuille2.$A$1:.$B$19];2)" office:value-type="string" office:string-value="Île-de-France" calcext:value-type="string">
            <text:p>Île-de-France</text:p>
          </table:table-cell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78</text:p>
          </table:table-cell>
          <table:table-cell office:value-type="string" calcext:value-type="string">
            <text:p>Yvelines</text:p>
          </table:table-cell>
          <table:table-cell table:formula="of:=VLOOKUP([.A80];[Feuille2.$A$1:.$B$19];2)" office:value-type="string" office:string-value="Île-de-France" calcext:value-type="string">
            <text:p>Île-de-France</text:p>
          </table:table-cell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79</text:p>
          </table:table-cell>
          <table:table-cell office:value-type="string" calcext:value-type="string">
            <text:p>Deux-Sèvres</text:p>
          </table:table-cell>
          <table:table-cell table:formula="of:=VLOOKUP([.A81];[Feuille2.$A$1:.$B$19];2)" office:value-type="string" office:string-value="Nouvelle-Aquitaine" calcext:value-type="string">
            <text:p>Nouvelle-Aquitaine</text:p>
          </table:table-cell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Somme</text:p>
          </table:table-cell>
          <table:table-cell table:formula="of:=VLOOKUP([.A82];[Feuille2.$A$1:.$B$19];2)" office:value-type="string" office:string-value="Hauts-de-France" calcext:value-type="string">
            <text:p>Hauts-de-France</text:p>
          </table:table-cell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81</text:p>
          </table:table-cell>
          <table:table-cell office:value-type="string" calcext:value-type="string">
            <text:p>Tarn</text:p>
          </table:table-cell>
          <table:table-cell table:formula="of:=VLOOKUP([.A83];[Feuille2.$A$1:.$B$19];2)" office:value-type="string" office:string-value="Occitanie" calcext:value-type="string">
            <text:p>Occitanie</text:p>
          </table:table-cell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Tarn-et-Garonne</text:p>
          </table:table-cell>
          <table:table-cell table:formula="of:=VLOOKUP([.A84];[Feuille2.$A$1:.$B$19];2)" office:value-type="string" office:string-value="Occitanie" calcext:value-type="string">
            <text:p>Occitanie</text:p>
          </table:table-cell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Var</text:p>
          </table:table-cell>
          <table:table-cell table:formula="of:=VLOOKUP([.A85];[Feuille2.$A$1:.$B$19];2)" office:value-type="string" office:string-value="Provence-Alpes-Côte d'Azur" calcext:value-type="string">
            <text:p>Provence-Alpes-Côte d'Azur</text:p>
          </table:table-cell>
        </table:table-row>
        <table:table-row table:style-name="ro1">
          <table:table-cell table:style-name="ce2" office:value-type="string" calcext:value-type="string">
            <text:p>93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Vaucluse</text:p>
          </table:table-cell>
          <table:table-cell table:formula="of:=VLOOKUP([.A86];[Feuille2.$A$1:.$B$19];2)" office:value-type="string" office:string-value="Provence-Alpes-Côte d'Azur" calcext:value-type="string">
            <text:p>Provence-Alpes-Côte d'Azur</text:p>
          </table:table-cell>
        </table:table-row>
        <table:table-row table:style-name="ro1"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85</text:p>
          </table:table-cell>
          <table:table-cell office:value-type="string" calcext:value-type="string">
            <text:p>Vendée</text:p>
          </table:table-cell>
          <table:table-cell table:formula="of:=VLOOKUP([.A87];[Feuille2.$A$1:.$B$19];2)" office:value-type="string" office:string-value="Pays de la Loire" calcext:value-type="string">
            <text:p>Pays de la Loire</text:p>
          </table:table-cell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Vienne</text:p>
          </table:table-cell>
          <table:table-cell table:formula="of:=VLOOKUP([.A88];[Feuille2.$A$1:.$B$19];2)" office:value-type="string" office:string-value="Nouvelle-Aquitaine" calcext:value-type="string">
            <text:p>Nouvelle-Aquitaine</text:p>
          </table:table-cell>
        </table:table-row>
        <table:table-row table:style-name="ro1"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87</text:p>
          </table:table-cell>
          <table:table-cell office:value-type="string" calcext:value-type="string">
            <text:p>Haute-Vienne</text:p>
          </table:table-cell>
          <table:table-cell table:formula="of:=VLOOKUP([.A89];[Feuille2.$A$1:.$B$19];2)" office:value-type="string" office:string-value="Nouvelle-Aquitaine" calcext:value-type="string">
            <text:p>Nouvelle-Aquitaine</text:p>
          </table:table-cell>
        </table:table-row>
        <table:table-row table:style-name="ro1"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Vosges</text:p>
          </table:table-cell>
          <table:table-cell table:formula="of:=VLOOKUP([.A90];[Feuille2.$A$1:.$B$19];2)" office:value-type="string" office:string-value="Grand Est" calcext:value-type="string">
            <text:p>Grand Est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89</text:p>
          </table:table-cell>
          <table:table-cell office:value-type="string" calcext:value-type="string">
            <text:p>Yonne</text:p>
          </table:table-cell>
          <table:table-cell table:formula="of:=VLOOKUP([.A91];[Feuille2.$A$1:.$B$19];2)" office:value-type="string" office:string-value="Bourgogne-Franche-Comté" calcext:value-type="string">
            <text:p>Bourgogne-Franche-Comté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Territoire de Belfort</text:p>
          </table:table-cell>
          <table:table-cell table:formula="of:=VLOOKUP([.A92];[Feuille2.$A$1:.$B$19];2)" office:value-type="string" office:string-value="Bourgogne-Franche-Comté" calcext:value-type="string">
            <text:p>Bourgogne-Franche-Comté</text:p>
          </table:table-cell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91</text:p>
          </table:table-cell>
          <table:table-cell office:value-type="string" calcext:value-type="string">
            <text:p>Essonne</text:p>
          </table:table-cell>
          <table:table-cell table:formula="of:=VLOOKUP([.A93];[Feuille2.$A$1:.$B$19];2)" office:value-type="string" office:string-value="Île-de-France" calcext:value-type="string">
            <text:p>Île-de-France</text:p>
          </table:table-cell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92</text:p>
          </table:table-cell>
          <table:table-cell office:value-type="string" calcext:value-type="string">
            <text:p>Hauts-de-Seine</text:p>
          </table:table-cell>
          <table:table-cell table:formula="of:=VLOOKUP([.A94];[Feuille2.$A$1:.$B$19];2)" office:value-type="string" office:string-value="Île-de-France" calcext:value-type="string">
            <text:p>Île-de-France</text:p>
          </table:table-cell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93</text:p>
          </table:table-cell>
          <table:table-cell office:value-type="string" calcext:value-type="string">
            <text:p>Seine-Saint-Denis</text:p>
          </table:table-cell>
          <table:table-cell table:formula="of:=VLOOKUP([.A95];[Feuille2.$A$1:.$B$19];2)" office:value-type="string" office:string-value="Île-de-France" calcext:value-type="string">
            <text:p>Île-de-France</text:p>
          </table:table-cell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94</text:p>
          </table:table-cell>
          <table:table-cell office:value-type="string" calcext:value-type="string">
            <text:p>Val-de-Marne</text:p>
          </table:table-cell>
          <table:table-cell table:formula="of:=VLOOKUP([.A96];[Feuille2.$A$1:.$B$19];2)" office:value-type="string" office:string-value="Île-de-France" calcext:value-type="string">
            <text:p>Île-de-France</text:p>
          </table:table-cell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Val-d'Oise</text:p>
          </table:table-cell>
          <table:table-cell table:formula="of:=VLOOKUP([.A97];[Feuille2.$A$1:.$B$19];2)" office:value-type="string" office:string-value="Île-de-France" calcext:value-type="string">
            <text:p>Île-de-France</text:p>
          </table:table-cell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971</text:p>
          </table:table-cell>
          <table:table-cell office:value-type="string" calcext:value-type="string">
            <text:p>Guadeloupe</text:p>
          </table:table-cell>
          <table:table-cell table:formula="of:=VLOOKUP([.A98];[Feuille2.$A$1:.$B$19];2)" office:value-type="string" office:string-value="Guadeloupe" calcext:value-type="string">
            <text:p>Guadeloupe</text:p>
          </table:table-cell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972</text:p>
          </table:table-cell>
          <table:table-cell office:value-type="string" calcext:value-type="string">
            <text:p>Martinique</text:p>
          </table:table-cell>
          <table:table-cell table:formula="of:=VLOOKUP([.A99];[Feuille2.$A$1:.$B$19];2)" office:value-type="string" office:string-value="Martinique" calcext:value-type="string">
            <text:p>Martinique</text:p>
          </table:table-cell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973</text:p>
          </table:table-cell>
          <table:table-cell office:value-type="string" calcext:value-type="string">
            <text:p>Guyane</text:p>
          </table:table-cell>
          <table:table-cell table:formula="of:=VLOOKUP([.A100];[Feuille2.$A$1:.$B$19];2)" office:value-type="string" office:string-value="Guyane" calcext:value-type="string">
            <text:p>Guyane</text:p>
          </table:table-cell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974</text:p>
          </table:table-cell>
          <table:table-cell office:value-type="string" calcext:value-type="string">
            <text:p>La Réunion</text:p>
          </table:table-cell>
          <table:table-cell table:formula="of:=VLOOKUP([.A101];[Feuille2.$A$1:.$B$19];2)" office:value-type="string" office:string-value="La Réunion" calcext:value-type="string">
            <text:p>La Réunion</text:p>
          </table:table-cell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976</text:p>
          </table:table-cell>
          <table:table-cell office:value-type="string" calcext:value-type="string">
            <text:p>Mayotte</text:p>
          </table:table-cell>
          <table:table-cell table:formula="of:=VLOOKUP([.A102];[Feuille2.$A$1:.$B$19];2)" office:value-type="string" office:string-value="Mayotte" calcext:value-type="string">
            <text:p>Mayotte</text:p>
          </table:table-cell>
        </table:table-row>
        <table:table-row table:style-name="ro1" table:number-rows-repeated="104847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euille2" table:style-name="ta1">
        <table:table-column table:style-name="co5" table:default-cell-style-name="ce3"/>
        <table:table-column table:style-name="co4" table:default-cell-style-name="Default"/>
        <table:table-row table:style-name="ro1">
          <table:table-cell table:style-name="Default" office:value-type="string" calcext:value-type="string">
            <text:p>région</text:p>
          </table:table-cell>
          <table:table-cell office:value-type="string" calcext:value-type="string">
            <text:p>NCCENR,C,70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Guadeloupe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Martinique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uyane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La Réunion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Mayotte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Île-de-France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Centre-Val de Loire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ourgogne-Franche-Comté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Normandie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Hauts-de-France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Grand Est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Pays de la Loire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Bretagne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Nouvelle-Aquitaine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Occitanie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Auvergne-Rhône-Alpes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Provence-Alpes-Côte d'Azur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Cor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5T23:37:14.331000000</dc:date>
    <dc:creator>labrak yanis</dc:creator>
    <meta:editing-duration>PT7M3S</meta:editing-duration>
    <meta:editing-cycles>1</meta:editing-cycles>
    <meta:document-statistic meta:table-count="2" meta:cell-count="446" meta:object-count="0"/>
    <meta:generator>LibreOffice/5.1.6.2$Windows_x86 LibreOffice_project/07ac168c60a517dba0f0d7bc7540f5afa45f0909</meta:generator>
  </office:meta>
</office:document-meta>
</file>